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095625cm" style:use-optimal-column-width="true"/>
    </style:style>
    <style:style style:name="co3" style:family="table-column">
      <style:table-column-properties fo:break-before="auto" style:column-width="3.20145833333333cm" style:use-optimal-column-width="true"/>
    </style:style>
    <style:style style:name="co4" style:family="table-column">
      <style:table-column-properties fo:break-before="auto" style:column-width="3.22791666666667cm" style:use-optimal-column-width="true"/>
    </style:style>
    <style:style style:name="co5" style:family="table-column">
      <style:table-column-properties fo:break-before="auto" style:column-width="3.86291666666667cm" style:use-optimal-column-width="true"/>
    </style:style>
    <style:style style:name="co6" style:family="table-column">
      <style:table-column-properties fo:break-before="auto" style:column-width="2.22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u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8" table:default-cell-style-name="ce1"/>
        <table:table-row table:style-name="ro1">
          <table:table-cell table:style-name="ce1"/>
          <table:table-cell office:value-type="string" table:style-name="ce1">
            <text:p>Dijkstra</text:p>
          </table:table-cell>
          <table:table-cell office:value-type="string" table:style-name="ce1">
            <text:p>A*</text:p>
          </table:table-cell>
          <table:table-cell table:style-name="ce1"/>
          <table:table-cell office:value-type="string" table:style-name="ce1">
            <text:p>A* / Dijkstra</text:p>
          </table:table-cell>
          <table:table-cell office:value-type="string" table:style-name="ce1">
            <text:p>Dijkstra / A*</text:p>
          </table:table-cell>
          <table:table-cell table:number-columns-repeated="5" table:style-name="ce1"/>
          <table:table-cell table:style-name="ce1">
            <draw:frame draw:z-index="1" draw:id="id0" draw:style-name="a0" draw:name="Kaavio 1" svg:x="0in" svg:y="0in" svg:width="5in" svg:height="3.2083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11" table:style-name="ce1">
            <text:p>0,11</text:p>
          </table:table-cell>
          <table:table-cell office:value-type="float" office:value="0.09" table:style-name="ce1">
            <text:p>0,09</text:p>
          </table:table-cell>
          <table:table-cell table:style-name="ce1"/>
          <table:table-cell office:value-type="float" office:value="0.81818181818181812" table:formula="of:=[.C2]/[.B2]" table:style-name="ce1">
            <text:p>0,818181818</text:p>
          </table:table-cell>
          <table:table-cell office:value-type="float" office:value="1.2222222222222223" table:formula="of:=[.B2]/[.C2]" table:style-name="ce1">
            <text:p>1,222222222</text:p>
          </table:table-cell>
          <table:table-cell office:value-type="string" table:style-name="ce1">
            <text:p>keskeltä kulmaan</text:p>
          </table:table-cell>
          <table:table-cell table:number-columns-repeated="16377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.87" table:style-name="ce1">
            <text:p>0,87</text:p>
          </table:table-cell>
          <table:table-cell office:value-type="float" office:value="0.17" table:style-name="ce1">
            <text:p>0,17</text:p>
          </table:table-cell>
          <table:table-cell table:style-name="ce1"/>
          <table:table-cell office:value-type="float" office:value="0.19540229885057472" table:formula="of:=[.C3]/[.B3]" table:style-name="ce1">
            <text:p>0,195402299</text:p>
          </table:table-cell>
          <table:table-cell office:value-type="float" office:value="5.117647058823529" table:formula="of:=[.B3]/[.C3]" table:style-name="ce1">
            <text:p>5,117647059</text:p>
          </table:table-cell>
          <table:table-cell table:number-columns-repeated="16378" table:style-name="ce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3.68" table:style-name="ce1">
            <text:p>3,68</text:p>
          </table:table-cell>
          <table:table-cell office:value-type="float" office:value="0.4" table:style-name="ce1">
            <text:p>0,4</text:p>
          </table:table-cell>
          <table:table-cell table:style-name="ce1"/>
          <table:table-cell office:value-type="float" office:value="0.10869565217391304" table:formula="of:=[.C4]/[.B4]" table:style-name="ce1">
            <text:p>0,108695652</text:p>
          </table:table-cell>
          <table:table-cell office:value-type="float" office:value="9.1999999999999993" table:formula="of:=[.B4]/[.C4]" table:style-name="ce1">
            <text:p>9,2</text:p>
          </table:table-cell>
          <table:table-cell table:number-columns-repeated="16378" table:style-name="ce1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24.46" table:style-name="ce1">
            <text:p>24,46</text:p>
          </table:table-cell>
          <table:table-cell office:value-type="float" office:value="3.78" table:style-name="ce1">
            <text:p>3,78</text:p>
          </table:table-cell>
          <table:table-cell table:style-name="ce1"/>
          <table:table-cell office:value-type="float" office:value="0.15453802125919869" table:formula="of:=[.C5]/[.B5]" table:style-name="ce1">
            <text:p>0,154538021</text:p>
          </table:table-cell>
          <table:table-cell office:value-type="float" office:value="6.4708994708994716" table:formula="of:=[.B5]/[.C5]" table:style-name="ce1">
            <text:p>6,470899471</text:p>
          </table:table-cell>
          <table:table-cell table:number-columns-repeated="16378" table:style-name="ce1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233.47" table:style-name="ce1">
            <text:p>233,47</text:p>
          </table:table-cell>
          <table:table-cell office:value-type="float" office:value="21.07" table:style-name="ce1">
            <text:p>21,07</text:p>
          </table:table-cell>
          <table:table-cell table:style-name="ce1"/>
          <table:table-cell office:value-type="float" office:value="9.0247140960294681E-2" table:formula="of:=[.C6]/[.B6]" table:style-name="ce1">
            <text:p>0,090247141</text:p>
          </table:table-cell>
          <table:table-cell office:value-type="float" office:value="11.080683436165163" table:formula="of:=[.B6]/[.C6]" table:style-name="ce1">
            <text:p>11,08068344</text:p>
          </table:table-cell>
          <table:table-cell table:number-columns-repeated="16378" table:style-name="ce1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1087.82" table:style-name="ce1">
            <text:p>1087,82</text:p>
          </table:table-cell>
          <table:table-cell office:value-type="float" office:value="79.05" table:style-name="ce1">
            <text:p>79,05</text:p>
          </table:table-cell>
          <table:table-cell table:style-name="ce1"/>
          <table:table-cell office:value-type="float" office:value="7.2668272324465447E-2" table:formula="of:=[.C7]/[.B7]" table:style-name="ce1">
            <text:p>0,072668272</text:p>
          </table:table-cell>
          <table:table-cell office:value-type="float" office:value="13.761163820366857" table:formula="of:=[.B7]/[.C7]" table:style-name="ce1">
            <text:p>13,76116382</text:p>
          </table:table-cell>
          <table:table-cell table:number-columns-repeated="16378" table:style-name="ce1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number-columns-repeated="10" table:style-name="ce1"/>
          <table:table-cell table:style-name="ce1">
            <draw:frame draw:z-index="6" draw:id="id5" draw:style-name="a5" draw:name="Kaavio 11" svg:x="0.66666in" svg:y="0.19791in" svg:width="5in" svg:height="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Dijkstra</text:p>
          </table:table-cell>
          <table:table-cell office:value-type="string" table:style-name="ce1">
            <text:p>A*</text:p>
          </table:table-cell>
          <table:table-cell table:number-columns-repeated="16381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01" table:style-name="ce1">
            <text:p>0,01</text:p>
          </table:table-cell>
          <table:table-cell office:value-type="float" office:value="0.01" table:style-name="ce1">
            <text:p>0,01</text:p>
          </table:table-cell>
          <table:table-cell table:style-name="ce1"/>
          <table:table-cell office:value-type="float" office:value="1" table:formula="of:=[.C19]/[.B19]" table:style-name="ce1">
            <text:p>1</text:p>
          </table:table-cell>
          <table:table-cell office:value-type="float" office:value="1" table:formula="of:=[.B19]/[.C19]" table:style-name="ce1">
            <text:p>1</text:p>
          </table:table-cell>
          <table:table-cell office:value-type="string" table:style-name="ce1">
            <text:p>kulmasta keskelle</text:p>
          </table:table-cell>
          <table:table-cell table:number-columns-repeated="16377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.38" table:style-name="ce1">
            <text:p>0,38</text:p>
          </table:table-cell>
          <table:table-cell office:value-type="float" office:value="0.13" table:style-name="ce1">
            <text:p>0,13</text:p>
          </table:table-cell>
          <table:table-cell table:style-name="ce1"/>
          <table:table-cell office:value-type="float" office:value="0.34210526315789475" table:formula="of:=[.C20]/[.B20]" table:style-name="ce1">
            <text:p>0,342105263</text:p>
          </table:table-cell>
          <table:table-cell office:value-type="float" office:value="2.9230769230769229" table:formula="of:=[.B20]/[.C20]" table:style-name="ce1">
            <text:p>2,923076923</text:p>
          </table:table-cell>
          <table:table-cell table:number-columns-repeated="16378" table:style-name="ce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.43" table:style-name="ce1">
            <text:p>1,43</text:p>
          </table:table-cell>
          <table:table-cell office:value-type="float" office:value="0.51" table:style-name="ce1">
            <text:p>0,51</text:p>
          </table:table-cell>
          <table:table-cell table:style-name="ce1"/>
          <table:table-cell office:value-type="float" office:value="0.35664335664335667" table:formula="of:=[.C21]/[.B21]" table:style-name="ce1">
            <text:p>0,356643357</text:p>
          </table:table-cell>
          <table:table-cell office:value-type="float" office:value="2.8039215686274508" table:formula="of:=[.B21]/[.C21]" table:style-name="ce1">
            <text:p>2,803921569</text:p>
          </table:table-cell>
          <table:table-cell table:number-columns-repeated="16378" table:style-name="ce1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7.85" table:style-name="ce1">
            <text:p>7,85</text:p>
          </table:table-cell>
          <table:table-cell office:value-type="float" office:value="2.2999999999999998" table:style-name="ce1">
            <text:p>2,3</text:p>
          </table:table-cell>
          <table:table-cell table:style-name="ce1"/>
          <table:table-cell office:value-type="float" office:value="0.2929936305732484" table:formula="of:=[.C22]/[.B22]" table:style-name="ce1">
            <text:p>0,292993631</text:p>
          </table:table-cell>
          <table:table-cell office:value-type="float" office:value="3.4130434782608696" table:formula="of:=[.B22]/[.C22]" table:style-name="ce1">
            <text:p>3,413043478</text:p>
          </table:table-cell>
          <table:table-cell table:number-columns-repeated="16378" table:style-name="ce1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92.66" table:style-name="ce1">
            <text:p>92,66</text:p>
          </table:table-cell>
          <table:table-cell office:value-type="float" office:value="23.6" table:style-name="ce1">
            <text:p>23,6</text:p>
          </table:table-cell>
          <table:table-cell table:style-name="ce1"/>
          <table:table-cell office:value-type="float" office:value="0.25469458234405357" table:formula="of:=[.C23]/[.B23]" table:style-name="ce1">
            <text:p>0,254694582</text:p>
          </table:table-cell>
          <table:table-cell office:value-type="float" office:value="3.9262711864406774" table:formula="of:=[.B23]/[.C23]" table:style-name="ce1">
            <text:p>3,926271186</text:p>
          </table:table-cell>
          <table:table-cell table:number-columns-repeated="16378" table:style-name="ce1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410.01" table:style-name="ce1">
            <text:p>410,01</text:p>
          </table:table-cell>
          <table:table-cell office:value-type="float" office:value="74.92" table:style-name="ce1">
            <text:p>74,92</text:p>
          </table:table-cell>
          <table:table-cell table:style-name="ce1"/>
          <table:table-cell office:value-type="float" office:value="0.18272725055486452" table:formula="of:=[.C24]/[.B24]" table:style-name="ce1">
            <text:p>0,182727251</text:p>
          </table:table-cell>
          <table:table-cell office:value-type="float" office:value="5.4726374799786432" table:formula="of:=[.B24]/[.C24]" table:style-name="ce1">
            <text:p>5,47263748</text:p>
          </table:table-cell>
          <table:table-cell table:number-columns-repeated="16378" table:style-name="ce1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1910.69" table:style-name="ce1">
            <text:p>1910,69</text:p>
          </table:table-cell>
          <table:table-cell office:value-type="float" office:value="280.94" table:style-name="ce1">
            <text:p>280,94</text:p>
          </table:table-cell>
          <table:table-cell table:style-name="ce1"/>
          <table:table-cell office:value-type="float" office:value="0.14703588755894467" table:formula="of:=[.C25]/[.B25]" table:style-name="ce1">
            <text:p>0,147035888</text:p>
          </table:table-cell>
          <table:table-cell office:value-type="float" office:value="6.8010607247099024" table:formula="of:=[.B25]/[.C25]" table:style-name="ce1">
            <text:p>6,801060725</text:p>
          </table:table-cell>
          <table:table-cell table:number-columns-repeated="16378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Dijkstra</text:p>
          </table:table-cell>
          <table:table-cell office:value-type="string" table:style-name="ce1">
            <text:p>A*</text:p>
          </table:table-cell>
          <table:table-cell table:number-columns-repeated="3" table:style-name="ce1"/>
          <table:table-cell office:value-type="string" table:style-name="ce1">
            <text:p>kulmasta suoraan kulmaan</text:p>
          </table:table-cell>
          <table:table-cell table:number-columns-repeated="4"/>
          <table:table-cell table:style-name="ce1">
            <draw:frame draw:z-index="3" draw:id="id2" draw:style-name="a2" draw:name="Kaavio 8" svg:x="0in" svg:y="0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11" table:style-name="ce1">
            <text:p>0,11</text:p>
          </table:table-cell>
          <table:table-cell office:value-type="float" office:value="0.08" table:style-name="ce1">
            <text:p>0,08</text:p>
          </table:table-cell>
          <table:table-cell table:style-name="ce1"/>
          <table:table-cell office:value-type="float" office:value="0.72727272727272729" table:formula="of:=[.C33]/[.B33]" table:style-name="ce1">
            <text:p>0,727272727</text:p>
          </table:table-cell>
          <table:table-cell office:value-type="float" office:value="1.375" table:formula="of:=[.B33]/[.C33]" table:style-name="ce1">
            <text:p>1,375</text:p>
          </table:table-cell>
          <table:table-cell table:number-columns-repeated="16378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.5" table:style-name="ce1">
            <text:p>0,5</text:p>
          </table:table-cell>
          <table:table-cell office:value-type="float" office:value="0.12" table:style-name="ce1">
            <text:p>0,12</text:p>
          </table:table-cell>
          <table:table-cell table:style-name="ce1"/>
          <table:table-cell office:value-type="float" office:value="0.24" table:formula="of:=[.C34]/[.B34]" table:style-name="ce1">
            <text:p>0,24</text:p>
          </table:table-cell>
          <table:table-cell office:value-type="float" office:value="4.166666666666667" table:formula="of:=[.B34]/[.C34]" table:style-name="ce1">
            <text:p>4,166666667</text:p>
          </table:table-cell>
          <table:table-cell table:number-columns-repeated="16378" table:style-name="ce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.35" table:style-name="ce1">
            <text:p>2,35</text:p>
          </table:table-cell>
          <table:table-cell office:value-type="float" office:value="0.62" table:style-name="ce1">
            <text:p>0,62</text:p>
          </table:table-cell>
          <table:table-cell table:style-name="ce1"/>
          <table:table-cell office:value-type="float" office:value="0.26382978723404255" table:formula="of:=[.C35]/[.B35]" table:style-name="ce1">
            <text:p>0,263829787</text:p>
          </table:table-cell>
          <table:table-cell office:value-type="float" office:value="3.7903225806451615" table:formula="of:=[.B35]/[.C35]" table:style-name="ce1">
            <text:p>3,790322581</text:p>
          </table:table-cell>
          <table:table-cell table:number-columns-repeated="16378" table:style-name="ce1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19.11" table:style-name="ce1">
            <text:p>19,1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0.20931449502878074" table:formula="of:=[.C36]/[.B36]" table:style-name="ce1">
            <text:p>0,209314495</text:p>
          </table:table-cell>
          <table:table-cell office:value-type="float" office:value="4.7774999999999999" table:formula="of:=[.B36]/[.C36]" table:style-name="ce1">
            <text:p>4,7775</text:p>
          </table:table-cell>
          <table:table-cell table:number-columns-repeated="16378" table:style-name="ce1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155.38" table:style-name="ce1">
            <text:p>155,38</text:p>
          </table:table-cell>
          <table:table-cell office:value-type="float" office:value="25.27" table:style-name="ce1">
            <text:p>25,27</text:p>
          </table:table-cell>
          <table:table-cell table:style-name="ce1"/>
          <table:table-cell office:value-type="float" office:value="0.16263354357060111" table:formula="of:=[.C37]/[.B37]" table:style-name="ce1">
            <text:p>0,162633544</text:p>
          </table:table-cell>
          <table:table-cell office:value-type="float" office:value="6.1487930352196276" table:formula="of:=[.B37]/[.C37]" table:style-name="ce1">
            <text:p>6,148793035</text:p>
          </table:table-cell>
          <table:table-cell table:number-columns-repeated="16378" table:style-name="ce1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646.32000000000005" table:style-name="ce1">
            <text:p>646,32</text:p>
          </table:table-cell>
          <table:table-cell office:value-type="float" office:value="129.88999999999999" table:style-name="ce1">
            <text:p>129,89</text:p>
          </table:table-cell>
          <table:table-cell table:style-name="ce1"/>
          <table:table-cell office:value-type="float" office:value="0.20096856046540409" table:formula="of:=[.C38]/[.B38]" table:style-name="ce1">
            <text:p>0,20096856</text:p>
          </table:table-cell>
          <table:table-cell office:value-type="float" office:value="4.9759026868889071" table:formula="of:=[.B38]/[.C38]" table:style-name="ce1">
            <text:p>4,975902687</text:p>
          </table:table-cell>
          <table:table-cell table:number-columns-repeated="16378" table:style-name="ce1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3348.64" table:style-name="ce1">
            <text:p>3348,64</text:p>
          </table:table-cell>
          <table:table-cell office:value-type="float" office:value="765.81" table:style-name="ce1">
            <text:p>765,81</text:p>
          </table:table-cell>
          <table:table-cell table:style-name="ce1"/>
          <table:table-cell office:value-type="float" office:value="0.22869284246738975" table:formula="of:=[.C39]/[.B39]" table:style-name="ce1">
            <text:p>0,228692842</text:p>
          </table:table-cell>
          <table:table-cell office:value-type="float" office:value="4.3726772959350235" table:formula="of:=[.B39]/[.C39]" table:style-name="ce1">
            <text:p>4,372677296</text:p>
          </table:table-cell>
          <table:table-cell table:number-columns-repeated="16378" table:style-name="ce1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table:number-columns-repeated="10" table:style-name="ce1"/>
          <table:table-cell table:style-name="ce1">
            <draw:frame draw:z-index="2" draw:id="id1" draw:style-name="a1" draw:name="Kaavio 4" svg:x="0.66666in" svg:y="0.01042in" svg:width="5in" svg:height="4.875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Dijkstra</text:p>
          </table:table-cell>
          <table:table-cell office:value-type="string" table:style-name="ce1">
            <text:p>A*</text:p>
          </table:table-cell>
          <table:table-cell table:number-columns-repeated="3" table:style-name="ce1"/>
          <table:table-cell office:value-type="string" table:style-name="ce1">
            <text:p>kulmasta ristikulmaan</text:p>
          </table:table-cell>
          <table:table-cell table:number-columns-repeated="1637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03" table:style-name="ce1">
            <text:p>0,03</text:p>
          </table:table-cell>
          <table:table-cell office:value-type="float" office:value="0.02" table:style-name="ce1">
            <text:p>0,02</text:p>
          </table:table-cell>
          <table:table-cell table:style-name="ce1"/>
          <table:table-cell office:value-type="float" office:value="0.66666666666666674" table:formula="of:=[.C49]/[.B49]" table:style-name="ce1">
            <text:p>0,666666667</text:p>
          </table:table-cell>
          <table:table-cell office:value-type="float" office:value="1.5" table:formula="of:=[.B49]/[.C49]" table:style-name="ce1">
            <text:p>1,5</text:p>
          </table:table-cell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.68" table:style-name="ce1">
            <text:p>0,68</text:p>
          </table:table-cell>
          <table:table-cell office:value-type="float" office:value="0.28999999999999998" table:style-name="ce1">
            <text:p>0,29</text:p>
          </table:table-cell>
          <table:table-cell table:style-name="ce1"/>
          <table:table-cell office:value-type="float" office:value="0.42647058823529405" table:formula="of:=[.C50]/[.B50]" table:style-name="ce1">
            <text:p>0,426470588</text:p>
          </table:table-cell>
          <table:table-cell office:value-type="float" office:value="2.3448275862068968" table:formula="of:=[.B50]/[.C50]" table:style-name="ce1">
            <text:p>2,344827586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3.52" table:style-name="ce1">
            <text:p>3,52</text:p>
          </table:table-cell>
          <table:table-cell office:value-type="float" office:value="1.88" table:style-name="ce1">
            <text:p>1,88</text:p>
          </table:table-cell>
          <table:table-cell table:style-name="ce1"/>
          <table:table-cell office:value-type="float" office:value="0.53409090909090906" table:formula="of:=[.C51]/[.B51]" table:style-name="ce1">
            <text:p>0,534090909</text:p>
          </table:table-cell>
          <table:table-cell office:value-type="float" office:value="1.8723404255319149" table:formula="of:=[.B51]/[.C51]" table:style-name="ce1">
            <text:p>1,872340426</text:p>
          </table:table-cell>
          <table:table-cell table:number-columns-repeated="16378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18.45" table:style-name="ce1">
            <text:p>18,45</text:p>
          </table:table-cell>
          <table:table-cell office:value-type="float" office:value="7.28" table:style-name="ce1">
            <text:p>7,28</text:p>
          </table:table-cell>
          <table:table-cell table:style-name="ce1"/>
          <table:table-cell office:value-type="float" office:value="0.39457994579945804" table:formula="of:=[.C52]/[.B52]" table:style-name="ce1">
            <text:p>0,394579946</text:p>
          </table:table-cell>
          <table:table-cell office:value-type="float" office:value="2.5343406593406592" table:formula="of:=[.B52]/[.C52]" table:style-name="ce1">
            <text:p>2,534340659</text:p>
          </table:table-cell>
          <table:table-cell table:number-columns-repeated="16378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198.53" table:style-name="ce1">
            <text:p>198,53</text:p>
          </table:table-cell>
          <table:table-cell office:value-type="float" office:value="77.13" table:style-name="ce1">
            <text:p>77,13</text:p>
          </table:table-cell>
          <table:table-cell table:style-name="ce1"/>
          <table:table-cell office:value-type="float" office:value="0.3885055155392132" table:formula="of:=[.C53]/[.B53]" table:style-name="ce1">
            <text:p>0,388505516</text:p>
          </table:table-cell>
          <table:table-cell office:value-type="float" office:value="2.5739660313755999" table:formula="of:=[.B53]/[.C53]" table:style-name="ce1">
            <text:p>2,573966031</text:p>
          </table:table-cell>
          <table:table-cell table:number-columns-repeated="16378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934.16" table:style-name="ce1">
            <text:p>934,16</text:p>
          </table:table-cell>
          <table:table-cell office:value-type="float" office:value="309.70999999999998" table:style-name="ce1">
            <text:p>309,71</text:p>
          </table:table-cell>
          <table:table-cell table:style-name="ce1"/>
          <table:table-cell office:value-type="float" office:value="0.33153849447632094" table:formula="of:=[.C54]/[.B54]" table:style-name="ce1">
            <text:p>0,331538494</text:p>
          </table:table-cell>
          <table:table-cell office:value-type="float" office:value="3.0162409996448289" table:formula="of:=[.B54]/[.C54]" table:style-name="ce1">
            <text:p>3,016241</text:p>
          </table:table-cell>
          <table:table-cell table:number-columns-repeated="16378"/>
        </table:table-row>
        <table:table-row table:number-rows-repeated="16" table:style-name="ro1">
          <table:table-cell table:number-columns-repeated="16384"/>
        </table:table-row>
        <table:table-row table:style-name="ro1">
          <table:table-cell table:number-columns-repeated="11" table:style-name="ce1"/>
          <table:table-cell table:style-name="ce1">
            <draw:frame draw:z-index="4" draw:id="id3" draw:style-name="a3" draw:name="Kaavio 9" svg:x="0in" svg:y="0.01041in" svg:width="5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style-name="ro1">
          <table:table-cell table:style-name="ce1"/>
          <table:table-cell office:value-type="string" table:style-name="ce1">
            <text:p>Keskeltä kulmaan</text:p>
          </table:table-cell>
          <table:table-cell office:value-type="string" table:style-name="ce1">
            <text:p>Kulmasta keskelle</text:p>
          </table:table-cell>
          <table:table-cell office:value-type="string" table:style-name="ce1">
            <text:p>Kulmasta kulmaan</text:p>
          </table:table-cell>
          <table:table-cell office:value-type="string" table:style-name="ce1">
            <text:p>Kulmasta ristikulmaan</text:p>
          </table:table-cell>
          <table:table-cell office:value-type="string" table:style-name="ce1">
            <text:p>Dijkstra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11" table:style-name="ce1">
            <text:p>0,11</text:p>
          </table:table-cell>
          <table:table-cell office:value-type="float" office:value="0.01" table:style-name="ce1">
            <text:p>0,01</text:p>
          </table:table-cell>
          <table:table-cell office:value-type="float" office:value="0.11" table:style-name="ce1">
            <text:p>0,11</text:p>
          </table:table-cell>
          <table:table-cell office:value-type="float" office:value="0.03" table:style-name="ce1">
            <text:p>0,03</text:p>
          </table:table-cell>
          <table:table-cell table:number-columns-repeated="16379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.87" table:style-name="ce1">
            <text:p>0,87</text:p>
          </table:table-cell>
          <table:table-cell office:value-type="float" office:value="0.38" table:style-name="ce1">
            <text:p>0,38</text:p>
          </table:table-cell>
          <table:table-cell office:value-type="float" office:value="0.5" table:style-name="ce1">
            <text:p>0,5</text:p>
          </table:table-cell>
          <table:table-cell office:value-type="float" office:value="0.68" table:style-name="ce1">
            <text:p>0,68</text:p>
          </table:table-cell>
          <table:table-cell table:number-columns-repeated="16379" table:style-name="ce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3.68" table:style-name="ce1">
            <text:p>3,68</text:p>
          </table:table-cell>
          <table:table-cell office:value-type="float" office:value="1.43" table:style-name="ce1">
            <text:p>1,43</text:p>
          </table:table-cell>
          <table:table-cell office:value-type="float" office:value="2.35" table:style-name="ce1">
            <text:p>2,35</text:p>
          </table:table-cell>
          <table:table-cell office:value-type="float" office:value="3.52" table:style-name="ce1">
            <text:p>3,52</text:p>
          </table:table-cell>
          <table:table-cell table:number-columns-repeated="16379" table:style-name="ce1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24.46" table:style-name="ce1">
            <text:p>24,46</text:p>
          </table:table-cell>
          <table:table-cell office:value-type="float" office:value="7.85" table:style-name="ce1">
            <text:p>7,85</text:p>
          </table:table-cell>
          <table:table-cell office:value-type="float" office:value="19.11" table:style-name="ce1">
            <text:p>19,11</text:p>
          </table:table-cell>
          <table:table-cell office:value-type="float" office:value="18.45" table:style-name="ce1">
            <text:p>18,45</text:p>
          </table:table-cell>
          <table:table-cell table:number-columns-repeated="16379" table:style-name="ce1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233.47" table:style-name="ce1">
            <text:p>233,47</text:p>
          </table:table-cell>
          <table:table-cell office:value-type="float" office:value="92.66" table:style-name="ce1">
            <text:p>92,66</text:p>
          </table:table-cell>
          <table:table-cell office:value-type="float" office:value="155.38" table:style-name="ce1">
            <text:p>155,38</text:p>
          </table:table-cell>
          <table:table-cell office:value-type="float" office:value="198.53" table:style-name="ce1">
            <text:p>198,53</text:p>
          </table:table-cell>
          <table:table-cell table:number-columns-repeated="16379" table:style-name="ce1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1087.82" table:style-name="ce1">
            <text:p>1087,82</text:p>
          </table:table-cell>
          <table:table-cell office:value-type="float" office:value="410.01" table:style-name="ce1">
            <text:p>410,01</text:p>
          </table:table-cell>
          <table:table-cell office:value-type="float" office:value="646.32000000000005" table:style-name="ce1">
            <text:p>646,32</text:p>
          </table:table-cell>
          <table:table-cell office:value-type="float" office:value="934.16" table:style-name="ce1">
            <text:p>934,16</text:p>
          </table:table-cell>
          <table:table-cell table:number-columns-repeated="16379" table:style-name="ce1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Keskeltä kulmaan</text:p>
          </table:table-cell>
          <table:table-cell office:value-type="string" table:style-name="ce1">
            <text:p>Kulmasta keskelle</text:p>
          </table:table-cell>
          <table:table-cell office:value-type="string" table:style-name="ce1">
            <text:p>Kulmasta kulmaan</text:p>
          </table:table-cell>
          <table:table-cell office:value-type="string" table:style-name="ce1">
            <text:p>Kulmasta ristikulmaan</text:p>
          </table:table-cell>
          <table:table-cell office:value-type="string" table:style-name="ce1">
            <text:p>A*</text:p>
          </table:table-cell>
          <table:table-cell table:number-columns-repeated="4"/>
          <table:table-cell table:style-name="ce1">
            <draw:frame draw:z-index="5" draw:id="id4" draw:style-name="a4" draw:name="Kaavio 10" svg:x="0.66666in" svg:y="0in" svg:width="5in" svg:height="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09" table:style-name="ce1">
            <text:p>0,09</text:p>
          </table:table-cell>
          <table:table-cell office:value-type="float" office:value="0.01" table:style-name="ce1">
            <text:p>0,01</text:p>
          </table:table-cell>
          <table:table-cell office:value-type="float" office:value="0.08" table:style-name="ce1">
            <text:p>0,08</text:p>
          </table:table-cell>
          <table:table-cell office:value-type="float" office:value="0.02" table:style-name="ce1">
            <text:p>0,02</text:p>
          </table:table-cell>
          <table:table-cell table:number-columns-repeated="16379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.17" table:style-name="ce1">
            <text:p>0,17</text:p>
          </table:table-cell>
          <table:table-cell office:value-type="float" office:value="0.13" table:style-name="ce1">
            <text:p>0,13</text:p>
          </table:table-cell>
          <table:table-cell office:value-type="float" office:value="0.12" table:style-name="ce1">
            <text:p>0,12</text:p>
          </table:table-cell>
          <table:table-cell office:value-type="float" office:value="0.28999999999999998" table:style-name="ce1">
            <text:p>0,29</text:p>
          </table:table-cell>
          <table:table-cell table:number-columns-repeated="16379" table:style-name="ce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0.4" table:style-name="ce1">
            <text:p>0,4</text:p>
          </table:table-cell>
          <table:table-cell office:value-type="float" office:value="0.51" table:style-name="ce1">
            <text:p>0,51</text:p>
          </table:table-cell>
          <table:table-cell office:value-type="float" office:value="0.62" table:style-name="ce1">
            <text:p>0,62</text:p>
          </table:table-cell>
          <table:table-cell office:value-type="float" office:value="1.88" table:style-name="ce1">
            <text:p>1,88</text:p>
          </table:table-cell>
          <table:table-cell table:number-columns-repeated="16379" table:style-name="ce1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3.78" table:style-name="ce1">
            <text:p>3,78</text:p>
          </table:table-cell>
          <table:table-cell office:value-type="float" office:value="2.2999999999999998" table:style-name="ce1">
            <text:p>2,3</text:p>
          </table:table-cell>
          <table:table-cell office:value-type="float" office:value="4" table:style-name="ce1">
            <text:p>4</text:p>
          </table:table-cell>
          <table:table-cell office:value-type="float" office:value="7.28" table:style-name="ce1">
            <text:p>7,28</text:p>
          </table:table-cell>
          <table:table-cell table:number-columns-repeated="16379" table:style-name="ce1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21.07" table:style-name="ce1">
            <text:p>21,07</text:p>
          </table:table-cell>
          <table:table-cell office:value-type="float" office:value="23.6" table:style-name="ce1">
            <text:p>23,6</text:p>
          </table:table-cell>
          <table:table-cell office:value-type="float" office:value="25.27" table:style-name="ce1">
            <text:p>25,27</text:p>
          </table:table-cell>
          <table:table-cell office:value-type="float" office:value="77.13" table:style-name="ce1">
            <text:p>77,13</text:p>
          </table:table-cell>
          <table:table-cell table:number-columns-repeated="16379" table:style-name="ce1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79.05" table:style-name="ce1">
            <text:p>79,05</text:p>
          </table:table-cell>
          <table:table-cell office:value-type="float" office:value="74.92" table:style-name="ce1">
            <text:p>74,92</text:p>
          </table:table-cell>
          <table:table-cell office:value-type="float" office:value="129.88999999999999" table:style-name="ce1">
            <text:p>129,89</text:p>
          </table:table-cell>
          <table:table-cell office:value-type="float" office:value="309.70999999999998" table:style-name="ce1">
            <text:p>309,71</text:p>
          </table:table-cell>
          <table:table-cell table:number-columns-repeated="16379" table:style-name="ce1"/>
        </table:table-row>
        <table:table-row table:number-rows-repeated="104848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Myllyaho</meta:initial-creator>
    <dc:creator>Myllyaho</dc:creator>
    <meta:creation-date>2016-03-12T15:29:41Z</meta:creation-date>
    <dc:date>2016-03-13T20:20:08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i" fo:country="FI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30.9996850393701pt" svg:width="360.0pt" chart:style-name="Crt0">
        <chart:title chart:style-name="CT00">
          <text:p text:style-name="a0" text:class-names="" text:cond-style-name="">Keskeltä kulmaan</text:p>
        </chart:title>
        <chart:legend chart:legend-position="bottom" chart:legend-align="center" chart:style-name="Lgnd"/>
        <chart:plot-area svg:x="0.0pt" svg:y="31.59740157480315pt" svg:width="344.0pt" svg:height="171.5271653543307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Taul1.$A$2:.$A$7"/>
          </chart:axis>
          <chart:series chart:label-cell-address="Taul1.$B$1" chart:values-cell-range-address="Taul1.$B$2:.$B$7" chart:class="chart:line" chart:attached-axis="primary-y" chart:style-name="G0S0">
            <chart:data-point chart:repeated="6"/>
          </chart:series>
          <chart:series chart:label-cell-address="Taul1.$C$1" chart:values-cell-range-address="Taul1.$C$2:.$C$7" chart:class="chart:line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i" fo:country="FI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51.0pt" svg:width="360.0pt" chart:style-name="Crt0">
        <chart:title chart:style-name="CT00">
          <text:p text:style-name="a0" text:class-names="" text:cond-style-name="">Kulmasta ristikulmaan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Taul1.$A$49:.$A$54"/>
          </chart:axis>
          <chart:series chart:label-cell-address="Taul1.$B$48" chart:values-cell-range-address="Taul1.$B$49:.$B$54" chart:class="chart:line" chart:attached-axis="primary-y" chart:style-name="G0S0">
            <chart:data-point chart:repeated="6"/>
          </chart:series>
          <chart:series chart:label-cell-address="Taul1.$C$48" chart:values-cell-range-address="Taul1.$C$49:.$C$54" chart:class="chart:line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i" fo:country="FI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Kulmasta suoraan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Taul1.$A$33:.$A$39"/>
          </chart:axis>
          <chart:series chart:label-cell-address="Taul1.$B$32" chart:values-cell-range-address="Taul1.$B$33:.$B$39" chart:class="chart:line" chart:attached-axis="primary-y" chart:style-name="G0S0">
            <chart:data-point chart:repeated="7"/>
          </chart:series>
          <chart:series chart:label-cell-address="Taul1.$C$32" chart:values-cell-range-address="Taul1.$C$33:.$C$39" chart:class="chart:line" chart:attached-axis="primary-y" chart:style-name="G0S1">
            <chart:data-point chart:repeated="7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i" fo:country="FI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Dijkstra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Taul1.$A$73:.$A$78"/>
          </chart:axis>
          <chart:series chart:label-cell-address="Taul1.$B$72" chart:values-cell-range-address="Taul1.$B$73:.$B$78" chart:class="chart:line" chart:attached-axis="primary-y" chart:style-name="G0S0">
            <chart:data-point chart:repeated="6"/>
          </chart:series>
          <chart:series chart:label-cell-address="Taul1.$C$72" chart:values-cell-range-address="Taul1.$C$73:.$C$78" chart:class="chart:line" chart:attached-axis="primary-y" chart:style-name="G0S1">
            <chart:data-point chart:repeated="6"/>
          </chart:series>
          <chart:series chart:label-cell-address="Taul1.$D$72" chart:values-cell-range-address="Taul1.$D$73:.$D$78" chart:class="chart:line" chart:attached-axis="primary-y" chart:style-name="G0S2">
            <chart:data-point chart:repeated="6"/>
          </chart:series>
          <chart:series chart:label-cell-address="Taul1.$E$72" chart:values-cell-range-address="Taul1.$E$73:.$E$78" chart:class="chart:line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i" fo:country="FI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A*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Taul1.$A$87:.$A$92"/>
          </chart:axis>
          <chart:series chart:label-cell-address="Taul1.$B$86" chart:values-cell-range-address="Taul1.$B$87:.$B$92" chart:class="chart:line" chart:attached-axis="primary-y" chart:style-name="G0S0">
            <chart:data-point chart:repeated="6"/>
          </chart:series>
          <chart:series chart:label-cell-address="Taul1.$C$86" chart:values-cell-range-address="Taul1.$C$87:.$C$92" chart:class="chart:line" chart:attached-axis="primary-y" chart:style-name="G0S1">
            <chart:data-point chart:repeated="6"/>
          </chart:series>
          <chart:series chart:label-cell-address="Taul1.$D$86" chart:values-cell-range-address="Taul1.$D$87:.$D$92" chart:class="chart:line" chart:attached-axis="primary-y" chart:style-name="G0S2">
            <chart:data-point chart:repeated="6"/>
          </chart:series>
          <chart:series chart:label-cell-address="Taul1.$E$86" chart:values-cell-range-address="Taul1.$E$87:.$E$92" chart:class="chart:line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i" fo:country="FI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Kulmasta keskelle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Taul1.$A$19:.$A$25"/>
          </chart:axis>
          <chart:series chart:label-cell-address="Taul1.$B$18" chart:values-cell-range-address="Taul1.$B$19:.$B$25" chart:class="chart:line" chart:attached-axis="primary-y" chart:style-name="G0S0">
            <chart:data-point chart:repeated="7"/>
          </chart:series>
          <chart:series chart:label-cell-address="Taul1.$C$18" chart:values-cell-range-address="Taul1.$C$19:.$C$25" chart:class="chart:line" chart:attached-axis="primary-y" chart:style-name="G0S1">
            <chart:data-point chart:repeated="7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